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0398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style:font-name-asian="Droid Sans Fallback" style:font-name-complex="Lohit Hindi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>
            <text:p><text:span text:style-name="T1">Wystawa kuźnia talentów - pole magnetyczne – różnica sygnałów - algorytm 5 – knn3</text:span>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kuznia1_KNN_3_distanceAlgorithm_STATISTICS_APLENGTH_7_Algorithms_1_1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1T11:23:46</dc:date>
    <dc:creator>mike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42" meta:object-count="0"/>
  </office:meta>
</office:document-meta>
</file>